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mfortaa" svg:font-family="Comfortaa" style:font-pitch="variable"/>
    <style:font-face style:name="Latin Modern Mono Prop" svg:font-family="'Latin Modern Mono Prop'" style:font-pitch="variable"/>
    <style:font-face style:name="Liberation Serif" svg:font-family="'Liberation Serif'" style:font-family-generic="roman" style:font-pitch="variable"/>
    <style:font-face style:name="IPAexGothic" svg:font-family="IPAexGothic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color="#1c3687" style:font-name="Comfortaa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Comfortaa" fo:font-weight="bold" style:font-weight-asian="bold" style:font-weight-complex="bold"/>
    </style:style>
    <style:style style:name="P3" style:family="paragraph" style:parent-style-name="Standard">
      <style:text-properties fo:color="#009353" style:font-name="Comfortaa"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009353" style:font-name="Comfortaa" fo:font-size="14pt" style:text-underline-style="none" fo:font-weight="bold" officeooo:rsid="000f202c" officeooo:paragraph-rsid="000f202c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009353" style:font-name="Comfortaa" fo:font-size="14pt" style:text-underline-style="none" fo:font-weight="normal" officeooo:rsid="000f202c" officeooo:paragraph-rsid="000f202c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3d73" style:font-name="IPAexGothic" fo:font-size="16pt" style:text-underline-style="none" fo:font-weight="bold" officeooo:rsid="00122446" officeooo:paragraph-rsid="00122446" style:font-size-asian="14pt" style:font-weight-asian="bold" style:font-size-complex="16pt" style:font-weight-complex="bold"/>
    </style:style>
    <style:style style:name="P7" style:family="paragraph" style:parent-style-name="Standard">
      <style:text-properties fo:color="#000000" style:font-name="IPAexGothic" fo:font-size="13pt" style:text-underline-style="none" fo:font-weight="bold" officeooo:rsid="0042f4d6" officeooo:paragraph-rsid="0042f4d6" style:font-size-asian="13pt" style:font-weight-asian="bold" style:font-size-complex="13pt" style:font-weight-complex="bold"/>
    </style:style>
    <style:style style:name="P8" style:family="paragraph" style:parent-style-name="Standard">
      <style:text-properties fo:color="#000000" style:font-name="IPAexGothic" fo:font-size="13pt" style:text-underline-style="none" fo:font-weight="bold" officeooo:rsid="0042f4d6" officeooo:paragraph-rsid="0048b545" style:font-size-asian="13pt" style:font-weight-asian="bold" style:font-size-complex="13pt" style:font-weight-complex="bold"/>
    </style:style>
    <style:style style:name="P9" style:family="paragraph" style:parent-style-name="Standard">
      <style:text-properties fo:color="#000000" style:font-name="IPAexGothic" fo:font-size="13pt" style:text-underline-style="none" fo:font-weight="normal" officeooo:rsid="0042f4d6" officeooo:paragraph-rsid="004aebad" style:font-size-asian="13pt" style:font-weight-asian="normal" style:font-size-complex="13pt" style:font-weight-complex="normal"/>
    </style:style>
    <style:style style:name="P10" style:family="paragraph" style:parent-style-name="Standard">
      <style:text-properties fo:color="#000000" style:font-name="IPAexGothic" fo:font-size="13pt" style:text-underline-style="none" fo:font-weight="normal" officeooo:rsid="0047dee5" officeooo:paragraph-rsid="00472910" style:font-size-asian="13pt" style:font-weight-asian="normal" style:font-size-complex="13pt" style:font-weight-complex="normal"/>
    </style:style>
    <style:style style:name="P11" style:family="paragraph" style:parent-style-name="Standard">
      <style:text-properties fo:color="#000000" style:font-name="IPAexGothic" fo:font-size="13pt" fo:font-style="normal" style:text-underline-style="none" fo:font-weight="normal" officeooo:rsid="00472910" officeooo:paragraph-rsid="00472910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text-properties fo:color="#000000" style:font-name="IPAexGothic" fo:font-size="13pt" fo:font-style="normal" style:text-underline-style="none" fo:font-weight="normal" officeooo:rsid="0047dee5" officeooo:paragraph-rsid="0047dee5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text-properties fo:color="#000000" style:font-name="IPAexGothic" fo:font-size="13pt" fo:font-style="normal" style:text-underline-style="none" fo:font-weight="normal" officeooo:rsid="004aebad" officeooo:paragraph-rsid="0048b545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text-properties fo:color="#000000" style:font-name="IPAexGothic" fo:font-size="13pt" fo:font-style="normal" style:text-underline-style="none" fo:font-weight="normal" officeooo:rsid="004aebad" officeooo:paragraph-rsid="004aebad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text-properties fo:color="#000000" style:font-name="IPAexGothic" fo:font-size="13pt" fo:font-style="normal" style:text-underline-style="none" fo:font-weight="bold" officeooo:rsid="0042f4d6" officeooo:paragraph-rsid="0048b545" style:font-size-asian="13pt" style:font-style-asian="normal" style:font-weight-asian="bold" style:font-size-complex="13pt" style:font-style-complex="normal" style:font-weight-complex="bold"/>
    </style:style>
    <style:style style:name="P16" style:family="paragraph" style:parent-style-name="Standard">
      <style:text-properties fo:color="#000000" style:font-name="IPAexGothic" fo:font-size="13pt" fo:font-style="normal" style:text-underline-style="none" fo:font-weight="bold" officeooo:rsid="0042f4d6" officeooo:paragraph-rsid="004cb9bf" style:font-size-asian="13pt" style:font-style-asian="normal" style:font-weight-asian="bold" style:font-size-complex="13pt" style:font-style-complex="normal" style:font-weight-complex="bold"/>
    </style:style>
    <style:style style:name="P17" style:family="paragraph" style:parent-style-name="Standard">
      <style:text-properties fo:color="#000000" style:font-name="IPAexGothic" fo:font-size="13pt" fo:font-style="normal" style:text-underline-style="none" fo:font-weight="bold" officeooo:rsid="004aebad" officeooo:paragraph-rsid="004aebad" style:font-size-asian="13pt" style:font-style-asian="normal" style:font-weight-asian="bold" style:font-size-complex="13pt" style:font-style-complex="normal" style:font-weight-complex="bold"/>
    </style:style>
    <style:style style:name="P18" style:family="paragraph" style:parent-style-name="Standard">
      <style:text-properties fo:color="#000000" style:font-name="IPAexGothic" fo:font-size="13pt" fo:font-style="italic" style:text-underline-style="none" fo:font-weight="normal" officeooo:rsid="004cb9bf" officeooo:paragraph-rsid="004cb9bf" style:font-size-asian="13pt" style:font-style-asian="italic" style:font-weight-asian="normal" style:font-size-complex="13pt" style:font-style-complex="italic" style:font-weight-complex="normal"/>
    </style:style>
    <style:style style:name="P19" style:family="paragraph" style:parent-style-name="Standard">
      <style:text-properties fo:color="#000000" style:font-name="Latin Modern Mono Prop" fo:font-size="13pt" fo:font-style="italic" style:text-underline-style="none" fo:font-weight="bold" officeooo:rsid="004cb9bf" officeooo:paragraph-rsid="004cb9bf" style:font-size-asian="13pt" style:font-style-asian="italic" style:font-weight-asian="bold" style:font-size-complex="13pt" style:font-style-complex="italic" style:font-weight-complex="bold"/>
    </style:style>
    <style:style style:name="P20" style:family="paragraph" style:parent-style-name="Standard">
      <style:text-properties fo:color="#000000" style:font-name="Latin Modern Mono Prop" fo:font-size="13pt" fo:font-style="normal" style:text-underline-style="none" fo:font-weight="normal" officeooo:rsid="004cb9bf" officeooo:paragraph-rsid="004cb9bf" style:font-size-asian="13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>
      <style:text-properties fo:color="#000000" style:font-name="Latin Modern Mono Prop" fo:font-size="13pt" fo:font-style="normal" style:text-underline-style="none" fo:font-weight="normal" officeooo:rsid="004cb9bf" officeooo:paragraph-rsid="004cf579" style:font-size-asian="13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 style:list-style-name="L1">
      <style:text-properties fo:color="#003d73" style:font-name="IPAexGothic" fo:font-size="16pt" style:text-underline-style="none" fo:font-weight="bold" officeooo:rsid="00122446" officeooo:paragraph-rsid="00122446" style:font-size-asian="14pt" style:font-weight-asian="bold" style:font-size-complex="16pt" style:font-weight-complex="bold"/>
    </style:style>
    <style:style style:name="P23" style:family="paragraph" style:parent-style-name="Standard" style:list-style-name="L2">
      <style:text-properties fo:color="#000000" style:font-name="IPAexGothic" fo:font-size="13pt" style:text-underline-style="none" fo:font-weight="normal" officeooo:rsid="00438c78" officeooo:paragraph-rsid="00438c78" style:font-size-asian="13pt" style:font-weight-asian="normal" style:font-size-complex="13pt" style:font-weight-complex="normal"/>
    </style:style>
    <style:style style:name="P24" style:family="paragraph" style:parent-style-name="Standard" style:list-style-name="L2">
      <style:text-properties fo:color="#000000" style:font-name="IPAexGothic" fo:font-size="13pt" style:text-underline-style="none" fo:font-weight="normal" officeooo:rsid="00438c78" officeooo:paragraph-rsid="00456c42" style:font-size-asian="13pt" style:font-weight-asian="normal" style:font-size-complex="13pt" style:font-weight-complex="normal"/>
    </style:style>
    <style:style style:name="P25" style:family="paragraph" style:parent-style-name="Standard" style:list-style-name="L2">
      <style:text-properties fo:color="#000000" style:font-name="IPAexGothic" fo:font-size="13pt" style:text-underline-style="none" fo:font-weight="normal" officeooo:rsid="0047dee5" officeooo:paragraph-rsid="00472910" style:font-size-asian="13pt" style:font-weight-asian="normal" style:font-size-complex="13pt" style:font-weight-complex="normal"/>
    </style:style>
    <style:style style:name="P26" style:family="paragraph" style:parent-style-name="Standard">
      <style:text-properties fo:color="#000000" style:font-name="IPAexGothic" fo:font-size="13pt" style:text-underline-style="none" fo:font-weight="normal" officeooo:rsid="0047dee5" officeooo:paragraph-rsid="00472910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000000" style:font-name="IPAexGothic" fo:font-size="13pt" style:text-underline-style="none" fo:font-weight="normal" officeooo:rsid="0047dee5" officeooo:paragraph-rsid="005761c4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000000" style:font-name="IPAexGothic" fo:font-size="13pt" style:text-underline-style="none" fo:font-weight="normal" officeooo:rsid="0047dee5" officeooo:paragraph-rsid="005d3440" style:font-size-asian="13pt" style:font-weight-asian="normal" style:font-size-complex="13pt" style:font-weight-complex="normal"/>
    </style:style>
    <style:style style:name="P29" style:family="paragraph" style:parent-style-name="Standard" style:list-style-name="L2">
      <style:text-properties fo:color="#000000" style:font-name="IPAexGothic" fo:font-size="13pt" fo:font-style="normal" style:text-underline-style="none" fo:font-weight="normal" officeooo:rsid="00456c42" officeooo:paragraph-rsid="00438c78" style:font-size-asian="13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 style:list-style-name="L2">
      <style:text-properties fo:color="#000000" style:font-name="IPAexGothic" fo:font-size="13pt" fo:font-style="normal" style:text-underline-style="none" fo:font-weight="normal" officeooo:rsid="00472910" officeooo:paragraph-rsid="00456c42" style:font-size-asian="13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>
      <style:text-properties fo:color="#000000" style:font-name="IPAexGothic" fo:font-size="13pt" fo:font-style="normal" style:text-underline-style="none" fo:font-weight="normal" officeooo:rsid="0048b545" officeooo:paragraph-rsid="00472910" style:font-size-asian="13pt" style:font-style-asian="normal" style:font-weight-asian="normal" style:font-size-complex="13pt" style:font-style-complex="normal" style:font-weight-complex="normal"/>
    </style:style>
    <style:style style:name="P32" style:family="paragraph" style:parent-style-name="Standard">
      <style:text-properties fo:color="#000000" style:font-name="IPAexGothic" fo:font-size="13pt" fo:font-style="normal" style:text-underline-style="none" fo:font-weight="normal" officeooo:rsid="00564b6d" officeooo:paragraph-rsid="00472910" style:font-size-asian="13pt" style:font-style-asian="normal" style:font-weight-asian="normal" style:font-size-complex="13pt" style:font-style-complex="normal" style:font-weight-complex="normal"/>
    </style:style>
    <style:style style:name="P33" style:family="paragraph" style:parent-style-name="Standard">
      <style:text-properties fo:color="#000000" style:font-name="IPAexGothic" fo:font-size="13pt" fo:font-style="normal" style:text-underline-style="none" fo:font-weight="normal" officeooo:rsid="0047dee5" officeooo:paragraph-rsid="0047dee5" style:font-size-asian="13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>
      <style:text-properties fo:color="#000000" style:font-name="IPAexGothic" fo:font-size="13pt" fo:font-style="normal" style:text-underline-style="none" fo:font-weight="bold" officeooo:rsid="0042f4d6" officeooo:paragraph-rsid="004cb9bf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000000" style:font-name="Latin Modern Mono Prop" fo:font-size="13pt" fo:font-style="normal" style:text-underline-style="none" fo:font-weight="bold" officeooo:rsid="0042f4d6" officeooo:paragraph-rsid="004cb9bf" style:font-size-asian="13pt" style:font-style-asian="normal" style:font-weight-asian="bold" style:font-size-complex="13pt" style:font-style-complex="normal" style:font-weight-complex="bold"/>
    </style:style>
    <style:style style:name="P36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4cb9bf" style:font-weight-asian="normal" style:font-weight-complex="normal"/>
    </style:style>
    <style:style style:name="T3" style:family="text">
      <style:text-properties fo:font-weight="normal" officeooo:rsid="005e6d6f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90c5b"/>
    </style:style>
    <style:style style:name="T6" style:family="text">
      <style:text-properties officeooo:rsid="002f992f"/>
    </style:style>
    <style:style style:name="T7" style:family="text">
      <style:text-properties fo:color="#00a65d" style:font-name="Comfortaa" fo:font-size="14pt" style:font-size-asian="14pt" style:font-size-complex="14pt"/>
    </style:style>
    <style:style style:name="T8" style:family="text">
      <style:text-properties fo:color="#00a65d" style:font-name="Comfortaa" fo:font-size="14pt" fo:font-weight="bold" style:font-size-asian="14pt" style:font-weight-asian="bold" style:font-size-complex="14pt" style:font-weight-complex="bold"/>
    </style:style>
    <style:style style:name="T9" style:family="text">
      <style:text-properties officeooo:rsid="0038967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456c42" style:font-style-asian="italic" style:font-style-complex="italic"/>
    </style:style>
    <style:style style:name="T12" style:family="text">
      <style:text-properties fo:font-style="italic" officeooo:rsid="00472910" style:font-style-asian="italic" style:font-style-complex="italic"/>
    </style:style>
    <style:style style:name="T13" style:family="text">
      <style:text-properties fo:font-style="italic" officeooo:rsid="00530f66" style:font-style-asian="italic" style:font-style-complex="italic"/>
    </style:style>
    <style:style style:name="T14" style:family="text">
      <style:text-properties fo:font-style="italic" officeooo:rsid="004fa36b" style:font-style-asian="italic" style:font-style-complex="italic"/>
    </style:style>
    <style:style style:name="T15" style:family="text">
      <style:text-properties fo:font-style="italic" officeooo:rsid="00564b6d" style:font-style-asian="italic" style:font-style-complex="italic"/>
    </style:style>
    <style:style style:name="T16" style:family="text">
      <style:text-properties fo:font-style="italic" fo:font-weight="bold" officeooo:rsid="00456c42" style:font-style-asian="italic" style:font-weight-asian="bold" style:font-style-complex="italic" style:font-weight-complex="bold"/>
    </style:style>
    <style:style style:name="T17" style:family="text">
      <style:text-properties fo:font-style="italic" fo:font-weight="normal" officeooo:rsid="004cb9bf" style:font-style-asian="italic" style:font-weight-asian="normal" style:font-style-complex="italic" style:font-weight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456c42" style:font-style-asian="normal" style:font-style-complex="normal"/>
    </style:style>
    <style:style style:name="T20" style:family="text">
      <style:text-properties fo:font-style="normal" officeooo:rsid="00472910" style:font-style-asian="normal" style:font-style-complex="normal"/>
    </style:style>
    <style:style style:name="T21" style:family="text">
      <style:text-properties fo:font-style="normal" officeooo:rsid="0048b545" style:font-style-asian="normal" style:font-style-complex="normal"/>
    </style:style>
    <style:style style:name="T22" style:family="text">
      <style:text-properties fo:font-style="normal" officeooo:rsid="004aebad" style:font-style-asian="normal" style:font-style-complex="normal"/>
    </style:style>
    <style:style style:name="T23" style:family="text">
      <style:text-properties fo:font-style="normal" officeooo:rsid="004efc0c" style:font-style-asian="normal" style:font-style-complex="normal"/>
    </style:style>
    <style:style style:name="T24" style:family="text">
      <style:text-properties fo:font-style="normal" officeooo:rsid="0053d004" style:font-style-asian="normal" style:font-style-complex="normal"/>
    </style:style>
    <style:style style:name="T25" style:family="text">
      <style:text-properties fo:font-style="normal" officeooo:rsid="00564b6d" style:font-style-asian="normal" style:font-style-complex="normal"/>
    </style:style>
    <style:style style:name="T26" style:family="text">
      <style:text-properties fo:font-style="normal" officeooo:rsid="005761c4" style:font-style-asian="normal" style:font-style-complex="normal"/>
    </style:style>
    <style:style style:name="T27" style:family="text">
      <style:text-properties fo:font-style="normal" officeooo:rsid="005930ce" style:font-style-asian="normal" style:font-style-complex="normal"/>
    </style:style>
    <style:style style:name="T28" style:family="text">
      <style:text-properties fo:font-style="normal" officeooo:rsid="005d3440" style:font-style-asian="normal" style:font-style-complex="norm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4aebad" style:font-style-asian="normal" style:font-weight-asian="normal" style:font-style-complex="normal" style:font-weight-complex="normal"/>
    </style:style>
    <style:style style:name="T31" style:family="text">
      <style:text-properties style:font-name="Latin Modern Mono Prop" fo:font-style="italic" style:font-style-asian="italic" style:font-style-complex="italic"/>
    </style:style>
    <style:style style:name="T32" style:family="text">
      <style:text-properties style:font-name="Latin Modern Mono Prop" fo:font-style="italic" officeooo:rsid="00456c42" style:font-style-asian="italic" style:font-style-complex="italic"/>
    </style:style>
    <style:style style:name="T33" style:family="text">
      <style:text-properties style:font-name="Latin Modern Mono Prop" fo:font-style="italic" officeooo:rsid="00472910" style:font-style-asian="italic" style:font-style-complex="italic"/>
    </style:style>
    <style:style style:name="T34" style:family="text">
      <style:text-properties style:font-name="Latin Modern Mono Prop" fo:font-style="normal" fo:font-weight="bold" officeooo:rsid="00456c42" style:font-style-asian="normal" style:font-weight-asian="bold" style:font-style-complex="normal" style:font-weight-complex="bold"/>
    </style:style>
    <style:style style:name="T35" style:family="text">
      <style:text-properties style:font-name="Latin Modern Mono Prop" fo:font-style="normal" officeooo:rsid="00472910" style:font-style-asian="normal" style:font-style-complex="normal"/>
    </style:style>
    <style:style style:name="T36" style:family="text">
      <style:text-properties style:font-name="Latin Modern Mono Prop" fo:font-style="normal" officeooo:rsid="00456c42" style:font-style-asian="normal" style:font-style-complex="normal"/>
    </style:style>
    <style:style style:name="T37" style:family="text">
      <style:text-properties style:font-name="Latin Modern Mono Prop" fo:font-style="normal" officeooo:rsid="004efc0c" style:font-style-asian="normal" style:font-style-complex="normal"/>
    </style:style>
    <style:style style:name="T38" style:family="text">
      <style:text-properties style:font-name="Latin Modern Mono Prop" fo:font-style="normal" officeooo:rsid="0048b545" style:font-style-asian="normal" style:font-style-complex="normal"/>
    </style:style>
    <style:style style:name="T39" style:family="text">
      <style:text-properties style:font-name="Latin Modern Mono Prop" fo:font-style="normal" officeooo:rsid="00517ebb" style:font-style-asian="normal" style:font-style-complex="normal"/>
    </style:style>
    <style:style style:name="T40" style:family="text">
      <style:text-properties style:font-name="Latin Modern Mono Prop" fo:font-style="normal" officeooo:rsid="005761c4" style:font-style-asian="normal" style:font-style-complex="normal"/>
    </style:style>
    <style:style style:name="T41" style:family="text">
      <style:text-properties style:font-name="Latin Modern Mono Prop" fo:font-style="normal" officeooo:rsid="005930ce" style:font-style-asian="normal" style:font-style-complex="normal"/>
    </style:style>
    <style:style style:name="T42" style:family="text">
      <style:text-properties style:font-name="Latin Modern Mono Prop" fo:font-style="normal" officeooo:rsid="005d3440" style:font-style-asian="normal" style:font-style-complex="normal"/>
    </style:style>
    <style:style style:name="T43" style:family="text">
      <style:text-properties style:font-name="Latin Modern Mono Prop"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style:font-name="Latin Modern Mono Prop" fo:font-style="normal" fo:font-weight="normal" officeooo:rsid="004aebad" style:font-style-asian="normal" style:font-weight-asian="normal" style:font-style-complex="normal" style:font-weight-complex="normal"/>
    </style:style>
    <style:style style:name="T45" style:family="text">
      <style:text-properties style:font-name="Latin Modern Mono Prop" fo:font-weight="normal" officeooo:rsid="004cb9bf" style:font-weight-asian="normal" style:font-weight-complex="normal"/>
    </style:style>
    <style:style style:name="T46" style:family="text">
      <style:text-properties officeooo:rsid="004cb9b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rating Systems <text:span text:style-name="T6">II </text:span>: CS35<text:span text:style-name="T5">23</text:span></text:p>
      <text:p text:style-name="P1"><text:span text:style-name="T9">Spring</text:span> 201<text:span text:style-name="T9">9</text:span></text:p>
      <text:p text:style-name="P2"/>
      <text:p text:style-name="Standard"><text:span text:style-name="T8">Theory Assignment 1</text:span><text:span text:style-name="T7">: Chapter 6, 7 from the book</text:span></text:p>
      <text:p text:style-name="P3"/>
      <text:p text:style-name="P4">Instructor<text:span text:style-name="T1"> : Dr. Sathya Peri</text:span></text:p>
      <text:p text:style-name="P5"><text:span text:style-name="T4">Author</text:span> : Puneet Mangla (CS17BTECH11029)</text:p>
      <text:p text:style-name="P5"/>
      <text:list xml:id="list300330613" text:style-name="L1">
        <text:list-header>
          <text:p text:style-name="P22"><draw:line text:anchor-type="paragraph" draw:z-index="0" draw:name="Shape1" draw:style-name="gr1" draw:text-style-name="P36" svg:x1="0.06cm" svg:y1="0.48cm" svg:x2="15.274cm" svg:y2="0.48cm"><text:p/></draw:line></text:p>
        </text:list-header>
      </text:list>
      <text:p text:style-name="P6"/>
      <text:p text:style-name="P7">Solution 1 :</text:p>
      <text:p text:style-name="P7"><text:tab/></text:p>
      <text:p text:style-name="P7"><text:tab/><text:span text:style-name="T13">B</text:span><text:span text:style-name="T14">usy wait semaphore are used for implementation .</text:span></text:p>
      <text:p text:style-name="P7"/>
      <text:list xml:id="list3617647328" text:style-name="L2">
        <text:list-item>
          <text:p text:style-name="P23"><text:span text:style-name="T18">The </text:span><text:span text:style-name="T10">f</text:span><text:span text:style-name="T31">ull</text:span><text:span text:style-name="T10"> </text:span><text:span text:style-name="T18"><text:s/>semaphore is initialised as 0 so its minimum is 0 trivially . Semaphore </text:span><text:span text:style-name="T31">empty</text:span><text:span text:style-name="T10"> </text:span><text:span text:style-name="T18"><text:s/>is </text:span><text:span text:style-name="T19">intialised to </text:span><text:span text:style-name="T32">n</text:span><text:span text:style-name="T11"> </text:span><text:span text:style-name="T19"><text:s/>and is decreased only by </text:span><text:span text:style-name="T32">producer</text:span><text:span text:style-name="T19"> when it can produce item by calling </text:span><text:span text:style-name="T32">wait</text:span><text:span text:style-name="T11"> </text:span><text:span text:style-name="T19">on it. Since at max </text:span><text:span text:style-name="T32">n </text:span><text:span text:style-name="T16"><text:s/></text:span><text:span text:style-name="T19">items can be accomodated in buffer </text:span><text:span text:style-name="T32">producer</text:span><text:span text:style-name="T11"> </text:span><text:span text:style-name="T19">can call </text:span><text:span text:style-name="T32">wait</text:span><text:span text:style-name="T34"> </text:span><text:span text:style-name="T19">only </text:span><text:span text:style-name="T36">n</text:span><text:span text:style-name="T19"> times so minimum value of </text:span><text:span text:style-name="T32">empty</text:span><text:span text:style-name="T11"> </text:span><text:span text:style-name="T19">is also 0.</text:span></text:p>
          <text:p text:style-name="P29"/>
        </text:list-item>
        <text:list-item>
          <text:p text:style-name="P24"><text:span text:style-name="T19">The </text:span><text:span text:style-name="T32">empty </text:span><text:span text:style-name="T19"><text:s/>semaphore is initialised as </text:span><text:span text:style-name="T32">n</text:span><text:span text:style-name="T19"> . It can only be signaled by </text:span><text:span text:style-name="T32">consumer</text:span><text:span text:style-name="T11"> </text:span><text:span text:style-name="T19">only when it consumes one item . For </text:span><text:span text:style-name="T32">empty</text:span><text:span text:style-name="T11"> </text:span><text:span text:style-name="T19">to be greater than </text:span><text:span text:style-name="T32">n</text:span><text:span text:style-name="T11"> </text:span><text:span text:style-name="T19">, </text:span><text:span text:style-name="T32">consumer </text:span><text:span text:style-name="T11"><text:s/></text:span><text:span text:style-name="T19">has to consume an item when buffer is empty which is not possible hence , its maximim value is </text:span><text:span text:style-name="T32">n</text:span><text:span text:style-name="T11">. </text:span><text:span text:style-name="T19">Semaphore </text:span><text:span text:style-name="T32">f<text:tab/>ull</text:span><text:span text:style-name="T11"> <text:s/></text:span><text:span text:style-name="T19">is intialialised to 0 </text:span><text:span text:style-name="T20">ans is only signaled by </text:span><text:span text:style-name="T33">producer</text:span><text:span text:style-name="T12"> <text:tab/></text:span><text:span text:style-name="T20">when it produces an item . Whenever it produces an item it calls </text:span><text:span text:style-name="T12">wait <text:s/></text:span><text:span text:style-name="T20">on </text:span><text:span text:style-name="T33">empty </text:span><text:span text:style-name="T20">. Since minimum value of empty can be 0 . The full can only be signaled at max </text:span><text:span text:style-name="T35">n</text:span><text:span text:style-name="T20"> times . Thus its max value is also </text:span><text:span text:style-name="T35">n</text:span><text:span text:style-name="T20">.</text:span></text:p>
          <text:p text:style-name="P30"/>
        </text:list-item>
        <text:list-item>
          <text:p text:style-name="P25"><text:span text:style-name="T21"><text:s/></text:span><text:span text:style-name="T38">n - 1 ≤ full + empty ≤ </text:span><text:span text:style-name="T39">n</text:span></text:p>
          <text:p text:style-name="P25"><text:span text:style-name="T21">The sum can be </text:span><text:span text:style-name="T38">n-1 </text:span><text:span text:style-name="T21">when producer</text:span></text:p>
          <text:p text:style-name="P25"><text:span text:style-name="T21">executes </text:span><text:span text:style-name="T38">wait(empty)</text:span><text:span text:style-name="T21"> and has not executed the </text:span><text:span text:style-name="T38">signal(full)</text:span><text:span text:style-name="T21"> yet.</text:span></text:p>
        </text:list-item>
      </text:list>
      <text:p text:style-name="P31"/>
      <text:p text:style-name="P10"><text:span text:style-name="T21"><text:tab/></text:span><text:span text:style-name="T15">Note :</text:span></text:p>
      <text:p text:style-name="P10"><text:span text:style-name="T15"><text:tab/></text:span><text:span text:style-name="T25">In case of no busy waiting minimum value for both semaphores is -1 <text:tab/>becuase semaphore is decreased first before sleep in that case .</text:span></text:p>
      <text:p text:style-name="P10"><text:span text:style-name="T25"><text:tab/></text:span></text:p>
      <text:p text:style-name="P10"><text:span text:style-name="T25"><text:tab/></text:span><text:span text:style-name="T26">In case there are more than one producers/consumer threads </text:span></text:p>
      <text:p text:style-name="P27"><text:span text:style-name="T26"><text:tab/></text:span><text:span text:style-name="T27">0</text:span><text:span text:style-name="T38"> ≤ full + empty ≤ </text:span><text:span text:style-name="T39">n </text:span><text:span text:style-name="T40">(busy waiting )</text:span></text:p>
      <text:p text:style-name="P27"><text:span text:style-name="T38"><text:tab/>-</text:span><text:span text:style-name="T41">INF</text:span><text:span text:style-name="T38"> ≤ full + empty ≤ </text:span><text:span text:style-name="T39">n </text:span><text:span text:style-name="T40">(no busy waiting )</text:span></text:p>
      <text:p text:style-name="P28"><text:span text:style-name="T40"><text:tab/><text:tab/><text:tab/></text:span><text:span text:style-name="T42">minimum value of full/empty = -INF (no busy waiting)</text:span></text:p>
      <text:p text:style-name="P32"><text:tab/></text:p>
      <text:p text:style-name="P12"/>
      <text:p text:style-name="P12"/>
      <text:p text:style-name="P12"/>
      <text:p text:style-name="P12"/>
      <text:p text:style-name="P12"/>
      <text:p text:style-name="P16"><text:soft-page-break/>Solution <text:span text:style-name="T46">2</text:span> :</text:p>
      <text:p text:style-name="P16"/>
      <text:p text:style-name="P35"><text:span text:style-name="T3">semaphore queue = 1</text:span></text:p>
      <text:p text:style-name="P35"><text:span text:style-name="T3">semaphore rw_mutex = 1;</text:span></text:p>
      <text:p text:style-name="P35"><text:span text:style-name="T3">semaphore mutex = 1;</text:span></text:p>
      <text:p text:style-name="P35"><text:span text:style-name="T3">int read count = 0;</text:span></text:p>
      <text:p text:style-name="P18">Writer</text:p>
      <text:p text:style-name="P16"><text:span text:style-name="T17"><text:tab/></text:span><text:span text:style-name="T45">while (true) {</text:span></text:p>
      <text:p text:style-name="P20"><text:tab/><text:tab/>wait(queue);</text:p>
      <text:p text:style-name="P20"><text:tab/><text:tab/>wait(rw mutex);</text:p>
      <text:p text:style-name="P20"><text:tab/><text:tab/>signal(queue);</text:p>
      <text:p text:style-name="P20"><text:tab/><text:tab/>. . .</text:p>
      <text:p text:style-name="P20"><text:tab/><text:tab/>/* writing is performed */</text:p>
      <text:p text:style-name="P20"><text:tab/><text:tab/>. . .</text:p>
      <text:p text:style-name="P20"><text:tab/><text:tab/>signal(rw mutex);</text:p>
      <text:p text:style-name="P20"><text:tab/>}</text:p>
      <text:p text:style-name="P20"/>
      <text:p text:style-name="P18">Reader</text:p>
      <text:p text:style-name="P19"><text:span text:style-name="T1"><text:tab/></text:span><text:span text:style-name="T29">while (true) {</text:span></text:p>
      <text:p text:style-name="P21"><text:tab/><text:tab/>wait(queue);</text:p>
      <text:p text:style-name="P20"><text:tab/><text:tab/>wait(mutex);</text:p>
      <text:p text:style-name="P20"><text:tab/><text:tab/>read count++;</text:p>
      <text:p text:style-name="P20"><text:tab/><text:tab/>if (read count == 1)</text:p>
      <text:p text:style-name="P20"><text:tab/><text:tab/><text:tab/>wait(rw mutex);</text:p>
      <text:p text:style-name="P21"><text:tab/><text:tab/>signal(queue);</text:p>
      <text:p text:style-name="P20"><text:tab/><text:tab/>signal(mutex);</text:p>
      <text:p text:style-name="P20"><text:tab/><text:tab/>. . .</text:p>
      <text:p text:style-name="P20"><text:tab/><text:tab/>/* reading is performed */</text:p>
      <text:p text:style-name="P20"><text:tab/><text:tab/>. . .</text:p>
      <text:p text:style-name="P20"><text:tab/><text:tab/>wait(mutex);</text:p>
      <text:p text:style-name="P20"><text:tab/><text:tab/>read count--;</text:p>
      <text:p text:style-name="P20"><text:tab/><text:tab/>if (read count == 0)</text:p>
      <text:p text:style-name="P20"><text:tab/><text:tab/><text:tab/>signal(rw mutex);</text:p>
      <text:p text:style-name="P20"><text:tab/><text:tab/>signal(mutex);</text:p>
      <text:p text:style-name="P20"><text:tab/>}</text:p>
      <text:p text:style-name="P16"/>
      <text:p text:style-name="P16"/>
      <text:p text:style-name="P8"><text:span text:style-name="T18">Solution </text:span><text:span text:style-name="T21">3</text:span><text:span text:style-name="T18"> :</text:span></text:p>
      <text:p text:style-name="P15"><text:tab/></text:p>
      <text:p text:style-name="P8"><text:span text:style-name="T18"><text:tab/></text:span><text:span text:style-name="T44">C</text:span><text:span text:style-name="T43">ompare and compare-and-swap</text:span><text:span text:style-name="T29"> </text:span><text:span text:style-name="T30">works appropriately for implementing <text:tab/>spinlocks . The reason is even if two or more threads enter the <text:tab/><text:tab/>conditional statement the </text:span><text:span text:style-name="T44">compare and swap</text:span><text:span text:style-name="T30"> is executed atomically . <text:tab/>That impliest all threads can’t exit the while loop together . There can <text:tab/>be at most one thread entering the critical section while other threads <text:tab/>waiting in spinlock.</text:span></text:p>
      <text:p text:style-name="P13"><text:soft-page-break/></text:p>
      <text:p text:style-name="P17">Solution 4 :</text:p>
      <text:p text:style-name="P14"><text:tab/></text:p>
      <text:p text:style-name="P9"><text:span text:style-name="T22"><text:tab/>The problem which such implemtation </text:span><text:span text:style-name="T23">is that it doesn’t ensure that one <text:tab/>thread is not blocking while waiting for the semaphore. If semaphore <text:tab/>value is 1 and two threads came and enter the if statement then </text:span><text:span text:style-name="T37">wait </text:span><text:span text:style-name="T23">will <text:tab/>be executed for both but for the fir</text:span><text:span text:style-name="T24">s</text:span><text:span text:style-name="T23">t thread it decreases the semaphore <text:tab/>value to 0 and when second thread calls </text:span><text:span text:style-name="T37">wait</text:span><text:span text:style-name="T23"> it blocks there.</text:span></text:p>
      <text:p text:style-name="P11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mfortaa" svg:font-family="Comfortaa" style:font-pitch="variable"/>
    <style:font-face style:name="Latin Modern Mono Prop" svg:font-family="'Latin Modern Mono Prop'" style:font-pitch="variable"/>
    <style:font-face style:name="Liberation Serif" svg:font-family="'Liberation Serif'" style:font-family-generic="roman" style:font-pitch="variable"/>
    <style:font-face style:name="IPAexGothic" svg:font-family="IPAexGothic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 PL SungtiL GB" style:font-family-asian="'AR PL SungtiL GB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20:12:20.620947965</meta:creation-date>
    <meta:generator>LibreOffice/6.0.7.3$Linux_X86_64 LibreOffice_project/00m0$Build-3</meta:generator>
    <dc:date>2019-03-03T20:43:05.263887065</dc:date>
    <meta:editing-duration>PT2H25M43S</meta:editing-duration>
    <meta:editing-cycles>43</meta:editing-cycles>
    <meta:document-statistic meta:table-count="0" meta:image-count="0" meta:object-count="0" meta:page-count="3" meta:paragraph-count="61" meta:word-count="509" meta:character-count="2763" meta:non-whitespace-character-count="2223"/>
  </office:meta>
</office:document-meta>
</file>